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99ff99" draw:textarea-horizontal-align="justify" draw:textarea-vertical-align="middle" draw:auto-grow-height="false" fo:min-height="5.05cm" fo:min-width="1.7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63cm" fo:min-width="1.66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447cm" draw:marker-end="Arrow" draw:marker-end-width="0.447cm" draw:fill="none" draw:textarea-vertical-align="middle" fo:padding-top="0.174cm" fo:padding-bottom="0.174cm" fo:padding-left="0.299cm" fo:padding-right="0.299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99ff99" draw:textarea-horizontal-align="justify" draw:textarea-vertical-align="middle" draw:auto-grow-height="false" fo:min-height="5.05cm" fo:min-width="0.6cm" fo:padding-top="0.175cm" fo:padding-bottom="0.175cm" fo:padding-left="0.3cm" fo:padding-right="0.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5.45cm" fo:min-width="0.7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99ff99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ff99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cm" svg:height="5.4cm" svg:x="9.6cm" svg:y="8.8cm">
          <text:p text:style-name="P1"><text:span text:style-name="T1">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cm" svg:height="2.8cm" svg:x="5.2cm" svg:y="10.1cm">
          <text:p text:style-name="P3"><text:span text:style-name="T1">Bottom </text:span></text:p>
          <text:p text:style-name="P3"><text:span text:style-name="T1">Blo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8.41cm" svg:y1="11.5cm" svg:x2="9.6cm" svg:y2="11.5cm">
          <text:p/>
        </draw:line>
        <draw:line draw:style-name="gr3" draw:text-style-name="P4" draw:layer="layout" svg:x1="15.45cm" svg:y1="12.095cm" svg:x2="15.45cm" svg:y2="10.905cm">
          <text:p/>
        </draw:line>
        <draw:custom-shape draw:style-name="gr2" draw:text-style-name="P3" draw:layer="layout" svg:width="3.2cm" svg:height="2.8cm" svg:x="13.1cm" svg:y="10.1cm">
          <text:p text:style-name="P3"><text:span text:style-name="T1">Top</text:span> </text:p>
          <text:p text:style-name="P3"><text:span text:style-name="T1">B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91cm" svg:y1="11.5cm" svg:x2="13.1cm" svg:y2="11.5cm">
          <text:p/>
        </draw:line>
        <draw:line draw:style-name="gr3" draw:text-style-name="P4" draw:layer="layout" svg:x1="16.3cm" svg:y1="11.5cm" svg:x2="17.49cm" svg:y2="11.5cm">
          <text:p/>
        </draw:line>
        <draw:line draw:style-name="gr3" draw:text-style-name="P4" draw:layer="layout" svg:x1="4.01cm" svg:y1="11.5cm" svg:x2="5.2cm" svg:y2="11.5cm">
          <text:p/>
        </draw:line>
        <draw:custom-shape draw:style-name="gr4" draw:text-style-name="P5" draw:layer="layout" svg:width="1.2cm" svg:height="5.4cm" svg:x="2.9cm" svg:y="8.8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cm" svg:height="5.7cm" svg:x="2.3cm" svg:y="8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5.4cm" svg:x="17.5cm" svg:y="8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cm" svg:height="5.7cm" svg:x="18.1cm" svg:y="8.65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6:35:43.641384928</meta:creation-date>
    <dc:date>2017-06-16T16:44:21.125273971</dc:date>
    <meta:editing-duration>PT8M38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